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indows seven and XP both were programmed in C</text:p>
        </text:list-item>
        <text:list-item>
          <text:p text:style-name="P2">Kernel of Linux operating system is programmed in C</text:p>
        </text:list-item>
        <text:list-item>
          <text:p text:style-name="P3">Games like ticktacktoo, The Dino game, The Snake game <text:s/>And many more to go are programmed in C as it is fast.</text:p>
        </text:list-item>
        <text:list-item>
          <text:p text:style-name="P4">Are you aware about the fact that in<text:s/>C language the f in scanf and printf stands for formatted not function , interesting right!!</text:p>
        </text:list-item>
        <text:list-item>
          <text:p text:style-name="P5">Do you know that earlier there was also one B language and c language is primarily developed in order to remove all the shortcomings but named C as C alphabet comes after B .</text:p>
        </text:list-item>
        <text:list-item>
          <text:p text:style-name="P6">Can you guess the operator that also works as keyword ? If no then let me give answer to it. The answer is sizeof ()<text:s/>,it is the operator that also works as keyword in C.</text:p>
        </text:list-item>
        <text:list-item>
          <text:p text:style-name="P7">C language is considered mid level language<text:s/>which means it has feature of both high level programming language and low level programming language.</text:p>
        </text:list-item>
        <text:list-item>
          <text:p text:style-name="P8">Text editor like vim and gedit are advent of c programming language</text:p>
        </text:list-item>
        <text:list-item>
          <text:p text:style-name="P9">The one of the most<text:s/>famous photo editor that is Adobe photoshop was coded in C language</text:p>
        </text:list-item>
        <text:list-item>
          <text:p text:style-name="P10">Do you know why windows XP and windows<text:s/>7 are prone to cyber attack like unethical hacking because they were programmed in C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0BCE11044</meta:initial-creator>
    <dc:creator>20BCE11044</dc:creator>
    <meta:creation-date>2021-09-28T18:54:00Z</meta:creation-date>
    <dc:date>2021-09-28T18:54:00Z</dc:date>
    <meta:template xlink:href="Normal.dotm" xlink:type="simple"/>
    <meta:editing-cycles>18</meta:editing-cycles>
    <meta:editing-duration>PT2040S</meta:editing-duration>
    <meta:document-statistic meta:page-count="1" meta:paragraph-count="2" meta:word-count="166" meta:character-count="1111" meta:row-count="7" meta:non-whitespace-character-count="947"/>
  </office:meta>
</office:document-meta>
</file>